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Yrsa Medium" fo:font-size="12pt" fo:language="es" fo:country="CO" officeooo:rsid="001e0a72" officeooo:paragraph-rsid="001db1bc" style:font-size-asian="10.5pt" style:font-size-complex="12pt"/>
    </style:style>
    <style:style style:name="P2" style:family="paragraph" style:parent-style-name="Standard">
      <style:text-properties style:font-name="Yrsa Medium" fo:font-size="18pt" fo:language="es" fo:country="CO" officeooo:rsid="001e0a72" officeooo:paragraph-rsid="001e0a72" style:font-size-asian="15.75pt" style:font-size-complex="18pt"/>
    </style:style>
    <style:style style:name="P3" style:family="paragraph" style:parent-style-name="Standard">
      <style:paragraph-properties fo:text-align="center" style:justify-single-word="false"/>
      <style:text-properties style:font-name="Yrsa Medium" fo:font-size="18pt" fo:language="es" fo:country="CO" officeooo:rsid="001c7c81" officeooo:paragraph-rsid="001c7c81" style:font-size-asian="15.75pt" style:font-size-complex="18pt"/>
    </style:style>
    <style:style style:name="P4" style:family="paragraph" style:parent-style-name="Standard">
      <style:paragraph-properties fo:text-align="justify" style:justify-single-word="false"/>
      <style:text-properties style:font-name="Yrsa Medium" fo:font-size="14pt" fo:language="es" fo:country="CO" officeooo:rsid="001e0a72" officeooo:paragraph-rsid="001e0a72" style:font-size-asian="12.25pt" style:font-size-complex="14pt"/>
    </style:style>
    <style:style style:name="P5" style:family="paragraph" style:parent-style-name="Standard">
      <style:paragraph-properties fo:text-align="justify" style:justify-single-word="false"/>
      <style:text-properties style:font-name="Yrsa Medium" fo:font-size="14pt" fo:language="es" fo:country="CO" officeooo:rsid="00201ddb" officeooo:paragraph-rsid="00201ddb" style:font-size-asian="12.25pt" style:font-size-complex="14pt"/>
    </style:style>
    <style:style style:name="T1" style:family="text">
      <style:text-properties officeooo:rsid="001feed1"/>
    </style:style>
    <style:style style:name="T2" style:family="text">
      <style:text-properties officeooo:rsid="001fff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o Proyecto</text:p>
      <text:p text:style-name="P1"/>
      <text:p text:style-name="P2">Pronto-Muebles</text:p>
      <text:p text:style-name="P4"><text:tab/><text:span text:style-name="T1">Es una tienda de muebles, especializada </text:span><text:span text:style-name="T2">en la venta y distribución de muebles a nivel nacional, el cual ofrece servicio a domicilio o compra del producto directa. Su enfoque de mercado son los muebles para oficina, sala, habitaciones, etc. además de ello comercializa elementos de decoración para interiores. también dependiendo de la frecuencia con la cual compra un cliente o compras de un valor significativo, se le asigna un rango al cliente (cliente regular, cliente plus, cliente pro plus) al cual obtiene beneficios personalizados según su elección (entregas gratis, descuentos, 2x1 mensual).</text:span></text:p>
      <text:p text:style-name="P4"/>
      <text:p text:style-name="P5"/>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2T19:20:20.870565380</meta:creation-date>
    <meta:generator>LibreOffice/7.1.5.2$Linux_X86_64 LibreOffice_project/10$Build-2</meta:generator>
    <dc:date>2021-09-12T22:12:46.166450013</dc:date>
    <meta:editing-duration>PT1H31M9S</meta:editing-duration>
    <meta:editing-cycles>3</meta:editing-cycles>
    <meta:document-statistic meta:table-count="0" meta:image-count="0" meta:object-count="0" meta:page-count="1" meta:paragraph-count="3" meta:word-count="95" meta:character-count="632" meta:non-whitespace-character-count="539"/>
  </office:meta>
</office:document-meta>
</file>